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0adb3" officeooo:paragraph-rsid="0000adb3"/>
    </style:style>
    <style:style style:name="P2" style:family="paragraph" style:parent-style-name="Heading_20_2" style:master-page-name="">
      <loext:graphic-properties draw:fill="none"/>
      <style:paragraph-properties fo:margin-left="2.75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00adb3" officeooo:paragraph-rsid="0000adb3"/>
    </style:style>
    <style:style style:name="P3" style:family="paragraph" style:parent-style-name="Text_20_body">
      <style:text-properties officeooo:rsid="0000adb3" officeooo:paragraph-rsid="0000a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leg Zadorozhnyi</text:h>
      <text:p text:style-name="P3">English - fluent</text:p>
      <text:p text:style-name="P3">Experience</text:p>
      <text:p text:style-name="P3">Jan 2022 – Feb 2024<text:line-break/>Company Luxoft<text:line-break/>Product <text:a xlink:type="simple" xlink:href="https://www.continental.com/en/products-andinnovation/products/automotive/" text:style-name="Internet_20_link" text:visited-style-name="Visited_20_Internet_20_Link">https://www.continental.com/en/products-andinnovation/products/automotive/</text:a><text:line-break/>About Chips in cars that call emergency services<text:line-break/>Position C++ Developer<text:line-break/>Achievement Closed 123 Jira Tasks<text:line-break/>Stack C++23 Linux CI/CD DevOps Python Bash Docker Gi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3T14:26:55.505000000</meta:creation-date>
    <dc:date>2024-03-03T14:38:59.053000000</dc:date>
    <meta:editing-duration>PT12M4S</meta:editing-duration>
    <meta:editing-cycles>1</meta:editing-cycles>
    <meta:document-statistic meta:table-count="0" meta:image-count="0" meta:object-count="0" meta:page-count="1" meta:paragraph-count="4" meta:word-count="39" meta:character-count="320" meta:non-whitespace-character-count="283"/>
    <meta:generator>LibreOffice/24.2.1.2$Windows_X86_64 LibreOffice_project/db4def46b0453cc22e2d0305797cf981b68ef5ac</meta:generator>
  </office:meta>
</office:document-meta>
</file>